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72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8681in"/>
    </style:style>
    <style:style style:name="co5" style:family="table-column">
      <style:table-column-properties fo:break-before="auto" style:column-width="2.8181in"/>
    </style:style>
    <style:style style:name="co6" style:family="table-column">
      <style:table-column-properties fo:break-before="auto" style:column-width="2.3047in"/>
    </style:style>
    <style:style style:name="co7" style:family="table-column">
      <style:table-column-properties fo:break-before="auto" style:column-width="2.70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326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1.1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0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3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3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3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333333" style:text-underline-style="none"/>
    </style:style>
    <style:style style:name="ce3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text-underline-style="none"/>
    </style:style>
    <style:style style:name="ce3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underline-style="none"/>
    </style:style>
    <style:style style:name="ce3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1c1c1c" style:text-underline-style="none"/>
    </style:style>
    <style:style style:name="ce4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333333" style:text-underline-style="none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3399ff"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ce8"/>
        <table:table-column table:style-name="co3" table:default-cell-style-name="ce16"/>
        <table:table-column table:style-name="co4" table:default-cell-style-name="ce22"/>
        <table:table-column table:style-name="co5" table:default-cell-style-name="ce29"/>
        <table:table-column table:style-name="co6" table:default-cell-style-name="ce34"/>
        <table:table-column table:style-name="co7" table:default-cell-style-name="ce34"/>
        <table:table-column table:style-name="co6" table:default-cell-style-name="Excel_20_Built-in_20_Normal"/>
        <table:table-row table:style-name="ro1">
          <table:table-cell/>
          <table:table-cell table:style-name="Excel_20_Built-in_20_Normal" table:number-columns-repeated="6"/>
          <table:table-cell/>
        </table:table-row>
        <table:table-row table:style-name="ro2">
          <table:table-cell/>
          <table:table-cell table:style-name="ce3" office:value-type="string">
            <text:p>PROJECT:</text:p>
          </table:table-cell>
          <table:table-cell table:style-name="ce9" office:value-type="string" table:number-columns-spanned="2" table:number-rows-spanned="1">
            <text:p>JUST FOLLOW APP</text:p>
          </table:table-cell>
          <table:covered-table-cell table:style-name="ce9"/>
          <table:table-cell table:style-name="ce23" table:number-columns-repeated="2"/>
          <table:table-cell table:style-name="ce41"/>
          <table:table-cell/>
        </table:table-row>
        <table:table-row table:style-name="ro1">
          <table:table-cell/>
          <table:table-cell table:style-name="ce3" office:value-type="string" table:number-columns-spanned="1" table:number-rows-spanned="2">
            <text:p>Main Module</text:p>
          </table:table-cell>
          <table:table-cell table:style-name="ce10" office:value-type="string" table:number-columns-spanned="2" table:number-rows-spanned="2">
            <text:p>Login Page</text:p>
          </table:table-cell>
          <table:covered-table-cell table:style-name="ce17"/>
          <table:table-cell table:style-name="ce24" office:value-type="string">
            <text:p>EXECUTION</text:p>
          </table:table-cell>
          <table:table-cell table:style-name="ce30" office:value-type="string">
            <text:p>ENVIRONMENTAL NEEDS</text:p>
          </table:table-cell>
          <table:table-cell table:style-name="ce42" office:value-type="string">
            <text:p>PRE-REQUISITE</text:p>
          </table:table-cell>
          <table:table-cell/>
        </table:table-row>
        <table:table-row table:style-name="ro3">
          <table:table-cell/>
          <table:covered-table-cell table:style-name="ce4"/>
          <table:covered-table-cell table:style-name="ce11"/>
          <table:covered-table-cell table:style-name="ce18"/>
          <table:table-cell table:style-name="ce25" office:value-type="string">
            <text:p>Designed By : Madhurima Das</text:p>
          </table:table-cell>
          <table:table-cell table:style-name="ce31" office:value-type="string">
            <text:p>h/w:computer system(Mouse/Keyboard)</text:p>
          </table:table-cell>
          <table:table-cell table:style-name="ce43" office:value-type="string">
            <text:p>Access to browser </text:p>
          </table:table-cell>
          <table:table-cell/>
        </table:table-row>
        <table:table-row table:style-name="ro4">
          <table:table-cell/>
          <table:table-cell table:style-name="ce5"/>
          <table:table-cell table:style-name="ce12" table:number-columns-spanned="2" table:number-rows-spanned="1"/>
          <table:covered-table-cell table:style-name="ce19"/>
          <table:table-cell table:style-name="ce26" office:value-type="string">
            <text:p>Tested By:</text:p>
          </table:table-cell>
          <table:table-cell table:style-name="ce32" table:number-columns-repeated="2"/>
          <table:table-cell/>
        </table:table-row>
        <table:table-row table:style-name="ro4">
          <table:table-cell/>
          <table:table-cell table:style-name="ce6" table:number-columns-spanned="1" table:number-rows-spanned="3"/>
          <table:table-cell table:style-name="ce13" table:number-columns-spanned="2" table:number-rows-spanned="1"/>
          <table:covered-table-cell table:style-name="ce20"/>
          <table:table-cell table:style-name="ce27" office:value-type="string">
            <text:p>Reviewed By:</text:p>
          </table:table-cell>
          <table:table-cell table:style-name="ce32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14" table:number-columns-spanned="2" table:number-rows-spanned="1"/>
          <table:covered-table-cell table:style-name="ce21"/>
          <table:table-cell table:style-name="ce28"/>
          <table:table-cell table:style-name="ce33" table:number-columns-repeated="2"/>
          <table:table-cell/>
        </table:table-row>
        <table:table-row table:style-name="ro1">
          <table:table-cell/>
          <table:covered-table-cell table:style-name="Excel_20_Built-in_20_Normal"/>
          <table:table-cell table:style-name="ce14" table:number-columns-spanned="2" table:number-rows-spanned="1"/>
          <table:covered-table-cell table:style-name="Excel_20_Built-in_20_Normal"/>
          <table:table-cell table:style-name="Excel_20_Built-in_20_Normal" table:number-columns-repeated="3"/>
          <table:table-cell/>
        </table:table-row>
        <table:table-row table:style-name="ro5">
          <table:table-cell table:style-name="ce1" office:value-type="string">
            <text:p>SERIAL NO.</text:p>
          </table:table-cell>
          <table:table-cell table:style-name="ce7" office:value-type="string">
            <text:p/>
            <text:p>TEST CASE ID</text:p>
          </table:table-cell>
          <table:table-cell table:style-name="ce15" office:value-type="string">
            <text:p/>
            <text:p>TEST CASE DESCRIPTION</text:p>
          </table:table-cell>
          <table:table-cell table:style-name="ce7" office:value-type="string">
            <text:p/>
            <text:p>PRE-CONDITION</text:p>
          </table:table-cell>
          <table:table-cell table:style-name="ce7" office:value-type="string">
            <text:p>TEST STEPS</text:p>
          </table:table-cell>
          <table:table-cell table:style-name="ce15" office:value-type="string">
            <text:p/>
            <text:p>TEST DATA</text:p>
          </table:table-cell>
          <table:table-cell table:style-name="ce7" office:value-type="string">
            <text:p>EXPECTED RESULT</text:p>
          </table:table-cell>
          <table:table-cell table:style-name="ce1"/>
        </table:table-row>
        <table:table-row table:style-name="ro3">
          <table:table-cell table:style-name="ce2" office:value-type="float" office:value="1">
            <text:p>1</text:p>
          </table:table-cell>
          <table:table-cell office:value-type="string">
            <text:p>TC_01_JustFollowApp_login_linkdisplay</text:p>
          </table:table-cell>
          <table:table-cell office:value-type="string">
            <text:p>To verify <text:span text:style-name="T1">login link</text:span><text:span text:style-name="T2"> is available.</text:span></text:p>
          </table:table-cell>
          <table:table-cell office:value-type="string" table:number-columns-spanned="1" table:number-rows-spanned="2">
            <text:p>Valid Url</text:p>
          </table:table-cell>
          <table:table-cell table:style-name="ce22" office:value-type="string" table:number-columns-spanned="1" table:number-rows-spanned="2">
            <text:p>1.Enter the website url. <text:s/></text:p>
          </table:table-cell>
          <table:table-cell/>
          <table:table-cell office:value-type="string">
            <text:p>It should allow to display 'Log In' link on home page </text:p>
          </table:table-cell>
          <table:table-cell table:style-name="ce44"/>
        </table:table-row>
        <table:table-row table:style-name="ro6">
          <table:table-cell table:style-name="ce2" office:value-type="float" office:value="2">
            <text:p>2</text:p>
          </table:table-cell>
          <table:table-cell office:value-type="string">
            <text:p>TC_02_Login_fielddisplay</text:p>
          </table:table-cell>
          <table:table-cell office:value-type="string">
            <text:p>To verify fields available on login form.</text:p>
          </table:table-cell>
          <table:covered-table-cell/>
          <table:covered-table-cell table:style-name="ce22"/>
          <table:table-cell table:style-name="ce35" office:value-type="string">
            <text:p><text:a xlink:href="http://www.justfollowapp.com/">www.justfollowapp.com</text:a></text:p>
          </table:table-cell>
          <table:table-cell office:value-type="string">
            <text:p>It should display login form with following fields:</text:p>
            <text:p>1.User Name Field in editable format</text:p>
            <text:p>2.Password field in editable format </text:p>
            <text:p>3.Sign In button in clickable format </text:p>
            <text:p>4.'Forget Password' field in 'Hyperlink' format </text:p>
          </table:table-cell>
          <table:table-cell/>
        </table:table-row>
        <table:table-row table:style-name="ro7">
          <table:table-cell table:style-name="ce2" office:value-type="float" office:value="3">
            <text:p>3</text:p>
          </table:table-cell>
          <table:table-cell office:value-type="string">
            <text:p>TC_03</text:p>
          </table:table-cell>
          <table:table-cell office:value-type="string">
            <text:p>Test if user is able to login successfully</text:p>
          </table:table-cell>
          <table:table-cell office:value-type="string">
            <text:p>User must be registered already in Facebook or Twitter</text:p>
          </table:table-cell>
          <table:table-cell office:value-type="string">
            <text:p>1. Enter inputs username and password on the respective fields. <text:s text:c="32"/>2. Click on the login button</text:p>
          </table:table-cell>
          <table:table-cell office:value-type="string">
            <text:p>Use Facebook or Twitter Login Credentials </text:p>
          </table:table-cell>
          <table:table-cell office:value-type="string">
            <text:p>User must be able to successfully login in the App and redirected to the Home Page.</text:p>
          </table:table-cell>
          <table:table-cell table:style-name="ce44"/>
        </table:table-row>
        <table:table-row table:style-name="ro7">
          <table:table-cell table:style-name="ce2" office:value-type="float" office:value="4">
            <text:p>4</text:p>
          </table:table-cell>
          <table:table-cell office:value-type="string">
            <text:p>TC_04</text:p>
          </table:table-cell>
          <table:table-cell office:value-type="string">
            <text:p>Test if unregistered users is unable to login to the App</text:p>
          </table:table-cell>
          <table:table-cell/>
          <table:table-cell office:value-type="string">
            <text:p>1. Enter incorrect inputs username and password on the respective fields. <text:s text:c="14"/>2. Click on the login button</text:p>
          </table:table-cell>
          <table:table-cell office:value-type="string">
            <text:p>incorrect username and incorrect password</text:p>
          </table:table-cell>
          <table:table-cell office:value-type="string">
            <text:p>Proper error must be displayed and prompt to enter login again</text:p>
          </table:table-cell>
          <table:table-cell/>
        </table:table-row>
        <table:table-row table:style-name="ro8">
          <table:table-cell table:style-name="ce2" office:value-type="float" office:value="5">
            <text:p>5</text:p>
          </table:table-cell>
          <table:table-cell office:value-type="string">
            <text:p>TC_05</text:p>
          </table:table-cell>
          <table:table-cell office:value-type="string">
            <text:p>Test with valid username and empty password such that login must get failed.</text:p>
          </table:table-cell>
          <table:table-cell office:value-type="string">
            <text:p>User must be registered already in Facebook or Twitter</text:p>
          </table:table-cell>
          <table:table-cell office:value-type="string">
            <text:p>1. Enter valid username in the user id and no password in the password field. <text:s text:c="4"/>2. Click on the login button</text:p>
          </table:table-cell>
          <table:table-cell office:value-type="string">
            <text:p>valid username and empty password</text:p>
          </table:table-cell>
          <table:table-cell office:value-type="string">
            <text:p>Proper error must be displayed and prompt to enter login again</text:p>
          </table:table-cell>
          <table:table-cell/>
        </table:table-row>
        <table:table-row table:style-name="ro8">
          <table:table-cell table:style-name="ce2" office:value-type="float" office:value="6">
            <text:p>6</text:p>
          </table:table-cell>
          <table:table-cell office:value-type="string">
            <text:p>TC_06</text:p>
          </table:table-cell>
          <table:table-cell office:value-type="string">
            <text:p>Test with empty username and valid password such that login must get failed.</text:p>
          </table:table-cell>
          <table:table-cell office:value-type="string">
            <text:p>User must be registered already in Facebook or Twitter</text:p>
          </table:table-cell>
          <table:table-cell office:value-type="string">
            <text:p>1. Enter no username in the user id and valid password in the password field. <text:s text:c="4"/>2. Click on the login button</text:p>
          </table:table-cell>
          <table:table-cell office:value-type="string">
            <text:p>empty username and valid password</text:p>
          </table:table-cell>
          <table:table-cell office:value-type="string">
            <text:p>Proper error must be displayed and prompt to enter login again</text:p>
          </table:table-cell>
          <table:table-cell/>
        </table:table-row>
        <table:table-row table:style-name="ro7">
          <table:table-cell table:style-name="ce2" office:value-type="float" office:value="7">
            <text:p>7</text:p>
          </table:table-cell>
          <table:table-cell office:value-type="string">
            <text:p>TC_07</text:p>
          </table:table-cell>
          <table:table-cell office:value-type="string">
            <text:p>Test with username greater than 40 characters</text:p>
          </table:table-cell>
          <table:table-cell office:value-type="string">
            <text:p>User must be registered already in Facebook or Twitter</text:p>
          </table:table-cell>
          <table:table-cell office:value-type="string">
            <text:p>1. Enter <text:s/>username in the user id and valid password in the password field. <text:s text:c="4"/>2. Click on the login button</text:p>
          </table:table-cell>
          <table:table-cell office:value-type="string">
            <text:p><text:s/>username with more than 40 characters and valid password</text:p>
          </table:table-cell>
          <table:table-cell office:value-type="string">
            <text:p>Proper error must be displayed and prompt to enter login again</text:p>
          </table:table-cell>
          <table:table-cell/>
        </table:table-row>
        <table:table-row table:style-name="ro8">
          <table:table-cell table:style-name="ce2" office:value-type="float" office:value="8">
            <text:p>8</text:p>
          </table:table-cell>
          <table:table-cell office:value-type="string">
            <text:p>TC_08</text:p>
          </table:table-cell>
          <table:table-cell office:value-type="string">
            <text:p>Test with password having spaces and letters only</text:p>
          </table:table-cell>
          <table:table-cell office:value-type="string">
            <text:p>User must be registered already in Facebook or Twitter</text:p>
          </table:table-cell>
          <table:table-cell office:value-type="string">
            <text:p>1. Enter <text:s/>username in the user id and valid password in the password field. <text:s text:c="4"/>2. Click on the login button</text:p>
          </table:table-cell>
          <table:table-cell office:value-type="string">
            <text:p>valid username and <text:s/>password containing spaces and letters without having numbers and symbols</text:p>
          </table:table-cell>
          <table:table-cell office:value-type="string">
            <text:p>Proper error must be displayed and prompt to enter login again</text:p>
          </table:table-cell>
          <table:table-cell/>
        </table:table-row>
        <table:table-row table:style-name="ro9" table:number-rows-repeated="3">
          <table:table-cell table:style-name="Default" table:number-columns-repeated="8"/>
        </table:table-row>
        <table:table-row table:style-name="ro2">
          <table:table-cell/>
          <table:table-cell table:style-name="ce3" office:value-type="string">
            <text:p>PROJECT:</text:p>
          </table:table-cell>
          <table:table-cell table:style-name="ce9" office:value-type="string" table:number-columns-spanned="2" table:number-rows-spanned="1">
            <text:p>JUST FOLLOW APP</text:p>
          </table:table-cell>
          <table:covered-table-cell table:style-name="ce9"/>
          <table:table-cell table:style-name="ce23" table:number-columns-repeated="2"/>
          <table:table-cell table:style-name="ce41"/>
          <table:table-cell/>
        </table:table-row>
        <table:table-row table:style-name="ro1">
          <table:table-cell/>
          <table:table-cell table:style-name="ce3" office:value-type="string" table:number-columns-spanned="1" table:number-rows-spanned="2">
            <text:p>Main Module</text:p>
          </table:table-cell>
          <table:table-cell table:style-name="ce10" office:value-type="string" table:number-columns-spanned="2" table:number-rows-spanned="2">
            <text:p>Home Page</text:p>
          </table:table-cell>
          <table:covered-table-cell table:style-name="ce17"/>
          <table:table-cell table:style-name="ce24" office:value-type="string">
            <text:p>EXECUTION</text:p>
          </table:table-cell>
          <table:table-cell table:style-name="ce30" office:value-type="string">
            <text:p>ENVIRONMENTAL NEEDS</text:p>
          </table:table-cell>
          <table:table-cell table:style-name="ce42" office:value-type="string">
            <text:p>PRE-REQUISITE</text:p>
          </table:table-cell>
          <table:table-cell/>
        </table:table-row>
        <table:table-row table:style-name="ro3">
          <table:table-cell/>
          <table:covered-table-cell table:style-name="ce4"/>
          <table:covered-table-cell table:style-name="ce11"/>
          <table:covered-table-cell table:style-name="ce18"/>
          <table:table-cell table:style-name="ce25" office:value-type="string">
            <text:p>Designed By : Madhurima Das</text:p>
          </table:table-cell>
          <table:table-cell table:style-name="ce31" office:value-type="string">
            <text:p>h/w:computer system(Mouse/Keyboard)</text:p>
          </table:table-cell>
          <table:table-cell table:style-name="ce43" office:value-type="string">
            <text:p>Access to browser </text:p>
          </table:table-cell>
          <table:table-cell/>
        </table:table-row>
        <table:table-row table:style-name="ro4">
          <table:table-cell/>
          <table:table-cell table:style-name="ce5"/>
          <table:table-cell table:style-name="ce12" table:number-columns-spanned="2" table:number-rows-spanned="1"/>
          <table:covered-table-cell table:style-name="ce19"/>
          <table:table-cell table:style-name="ce26" office:value-type="string">
            <text:p>Tested By:</text:p>
          </table:table-cell>
          <table:table-cell table:style-name="ce32" table:number-columns-repeated="2"/>
          <table:table-cell/>
        </table:table-row>
        <table:table-row table:style-name="ro4">
          <table:table-cell/>
          <table:table-cell table:style-name="ce6" table:number-columns-spanned="1" table:number-rows-spanned="3"/>
          <table:table-cell table:style-name="ce13" table:number-columns-spanned="2" table:number-rows-spanned="1"/>
          <table:covered-table-cell table:style-name="ce20"/>
          <table:table-cell table:style-name="ce27" office:value-type="string">
            <text:p>Reviewed By:</text:p>
          </table:table-cell>
          <table:table-cell table:style-name="ce32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14" table:number-columns-spanned="2" table:number-rows-spanned="1"/>
          <table:covered-table-cell table:style-name="ce21"/>
          <table:table-cell table:style-name="ce28"/>
          <table:table-cell table:style-name="ce33" table:number-columns-repeated="2"/>
          <table:table-cell/>
        </table:table-row>
        <table:table-row table:style-name="ro1">
          <table:table-cell/>
          <table:covered-table-cell table:style-name="Excel_20_Built-in_20_Normal"/>
          <table:table-cell table:style-name="ce14" table:number-columns-spanned="2" table:number-rows-spanned="1"/>
          <table:covered-table-cell table:style-name="Excel_20_Built-in_20_Normal"/>
          <table:table-cell table:style-name="Excel_20_Built-in_20_Normal" table:number-columns-repeated="3"/>
          <table:table-cell/>
        </table:table-row>
        <table:table-row table:style-name="ro10">
          <table:table-cell table:style-name="ce1" office:value-type="string">
            <text:p>SERIAL NO.</text:p>
          </table:table-cell>
          <table:table-cell table:style-name="ce7" office:value-type="string">
            <text:p/>
            <text:p>TEST CASE ID</text:p>
          </table:table-cell>
          <table:table-cell table:style-name="ce15" office:value-type="string">
            <text:p/>
            <text:p>TEST CASE DESCRIPTION</text:p>
          </table:table-cell>
          <table:table-cell table:style-name="ce7" office:value-type="string">
            <text:p/>
            <text:p>PRE-CONDITION</text:p>
          </table:table-cell>
          <table:table-cell table:style-name="ce7" office:value-type="string">
            <text:p>TEST STEPS</text:p>
          </table:table-cell>
          <table:table-cell table:style-name="ce15" office:value-type="string">
            <text:p/>
            <text:p>TEST DATA</text:p>
          </table:table-cell>
          <table:table-cell table:style-name="ce7" office:value-type="string">
            <text:p>EXPECTED RESULT</text:p>
          </table:table-cell>
          <table:table-cell table:style-name="ce1"/>
        </table:table-row>
        <table:table-row table:style-name="ro11">
          <table:table-cell table:style-name="ce2" office:value-type="float" office:value="1">
            <text:p>1</text:p>
          </table:table-cell>
          <table:table-cell office:value-type="string">
            <text:p>TC_01</text:p>
          </table:table-cell>
          <table:table-cell office:value-type="string">
            <text:p>Test if the user has followed 3 products</text:p>
          </table:table-cell>
          <table:table-cell office:value-type="string">
            <text:p>User must have logged in properly</text:p>
          </table:table-cell>
          <table:table-cell office:value-type="string">
            <text:p>1.Enter the website url. <text:s text:c="36"/>2.Enter the valid login credentials. <text:s text:c="14"/>3.Click the login button. <text:s text:c="31"/>4.Move further into the Home Page.</text:p>
          </table:table-cell>
          <table:table-cell table:style-name="ce36" office:value-type="string" table:number-columns-spanned="1" table:number-rows-spanned="3">
            <text:p><text:s text:c="2"/>1.<text:span text:style-name="T3">www.justfollowapp.com</text:span> <text:s text:c="8"/>2.Enter the valid user id and password. <text:s text:c="7"/></text:p>
          </table:table-cell>
          <table:table-cell office:value-type="string">
            <text:p>It should not allow the user to move further to the Home Page and an alert should be shown to tell the user that atleast 3 products must be followed to move further down.</text:p>
          </table:table-cell>
          <table:table-cell table:style-name="ce44"/>
        </table:table-row>
        <table:table-row table:style-name="ro11">
          <table:table-cell table:style-name="ce2" office:value-type="float" office:value="2">
            <text:p>2</text:p>
          </table:table-cell>
          <table:table-cell office:value-type="string">
            <text:p>TC_02</text:p>
          </table:table-cell>
          <table:table-cell office:value-type="string">
            <text:p>Test if the user is able to see the updates.</text:p>
          </table:table-cell>
          <table:table-cell office:value-type="string">
            <text:p>User must have followed atleast 3 products from the Product list.</text:p>
          </table:table-cell>
          <table:table-cell office:value-type="string">
            <text:p>1.Enter the website url. <text:s text:c="36"/>2.Enter the valid login credentials. <text:s text:c="14"/>3.Click the login button. <text:s text:c="31"/>4.Check the updates for the Products.</text:p>
          </table:table-cell>
          <table:covered-table-cell table:style-name="ce35"/>
          <table:table-cell office:value-type="string">
            <text:p>It should allow the user to check the updates only if 3 products are being folllowed by him else Proper error must be displayed and prompt to follow atleast 3 products.</text:p>
          </table:table-cell>
          <table:table-cell/>
        </table:table-row>
        <table:table-row table:style-name="ro11">
          <table:table-cell table:style-name="ce2" office:value-type="float" office:value="3">
            <text:p>3</text:p>
          </table:table-cell>
          <table:table-cell office:value-type="string">
            <text:p>TC_03</text:p>
          </table:table-cell>
          <table:table-cell office:value-type="string">
            <text:p>Test if the user is able to see the updates for selected products only.</text:p>
          </table:table-cell>
          <table:table-cell office:value-type="string">
            <text:p>User must have followed atleast 3 products from the Product list.</text:p>
          </table:table-cell>
          <table:table-cell office:value-type="string">
            <text:p>1.Enter the website url. <text:s text:c="36"/>2.Enter the valid login credentials. <text:s text:c="14"/>3.Click the login button. <text:s text:c="31"/>4.Check the updates for the Products which are not being selected.</text:p>
          </table:table-cell>
          <table:covered-table-cell table:style-name="ce35"/>
          <table:table-cell office:value-type="string">
            <text:p>It should not allow the user to see the updates for the products not selected by him and prompt to select the product to view its updates.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7"/>
        </table:table-row>
        <table:table-row table:style-name="ro2">
          <table:table-cell/>
          <table:table-cell table:style-name="ce3" office:value-type="string">
            <text:p>PROJECT:</text:p>
          </table:table-cell>
          <table:table-cell table:style-name="ce9" office:value-type="string" table:number-columns-spanned="2" table:number-rows-spanned="1">
            <text:p>JUST FOLLOW APP</text:p>
          </table:table-cell>
          <table:covered-table-cell table:style-name="ce9"/>
          <table:table-cell table:style-name="ce23" table:number-columns-repeated="2"/>
          <table:table-cell table:style-name="ce41"/>
          <table:table-cell/>
        </table:table-row>
        <table:table-row table:style-name="ro1">
          <table:table-cell/>
          <table:table-cell table:style-name="ce3" office:value-type="string" table:number-columns-spanned="1" table:number-rows-spanned="2">
            <text:p>Main Module</text:p>
          </table:table-cell>
          <table:table-cell table:style-name="ce10" office:value-type="string" table:number-columns-spanned="2" table:number-rows-spanned="2">
            <text:p>Product Page</text:p>
          </table:table-cell>
          <table:covered-table-cell table:style-name="ce17"/>
          <table:table-cell table:style-name="ce24" office:value-type="string">
            <text:p>EXECUTION</text:p>
          </table:table-cell>
          <table:table-cell table:style-name="ce30" office:value-type="string">
            <text:p>ENVIRONMENTAL NEEDS</text:p>
          </table:table-cell>
          <table:table-cell table:style-name="ce42" office:value-type="string">
            <text:p>PRE-REQUISITE</text:p>
          </table:table-cell>
          <table:table-cell/>
        </table:table-row>
        <table:table-row table:style-name="ro3">
          <table:table-cell/>
          <table:covered-table-cell table:style-name="ce4"/>
          <table:covered-table-cell table:style-name="ce11"/>
          <table:covered-table-cell table:style-name="ce18"/>
          <table:table-cell table:style-name="ce25" office:value-type="string">
            <text:p>Designed By : Madhurima Das</text:p>
          </table:table-cell>
          <table:table-cell table:style-name="ce31" office:value-type="string">
            <text:p>h/w:computer system(Mouse/Keyboard)</text:p>
          </table:table-cell>
          <table:table-cell table:style-name="ce43" office:value-type="string">
            <text:p>Access to browser </text:p>
          </table:table-cell>
          <table:table-cell/>
        </table:table-row>
        <table:table-row table:style-name="ro4">
          <table:table-cell/>
          <table:table-cell table:style-name="ce5"/>
          <table:table-cell table:style-name="ce12" office:value-type="string" table:number-columns-spanned="2" table:number-rows-spanned="1">
            <text:p>1.Add Category</text:p>
          </table:table-cell>
          <table:covered-table-cell table:style-name="ce19"/>
          <table:table-cell table:style-name="ce26" office:value-type="string">
            <text:p>Tested By:</text:p>
          </table:table-cell>
          <table:table-cell table:style-name="ce32" table:number-columns-repeated="2"/>
          <table:table-cell/>
        </table:table-row>
        <table:table-row table:style-name="ro4">
          <table:table-cell/>
          <table:table-cell table:style-name="ce6" office:value-type="string" table:number-columns-spanned="1" table:number-rows-spanned="3">
            <text:p>Sub Module</text:p>
          </table:table-cell>
          <table:table-cell table:style-name="ce13" office:value-type="string" table:number-columns-spanned="2" table:number-rows-spanned="1">
            <text:p>2.Add Products</text:p>
          </table:table-cell>
          <table:covered-table-cell table:style-name="ce20"/>
          <table:table-cell table:style-name="ce27" office:value-type="string">
            <text:p>Reviewed By:</text:p>
          </table:table-cell>
          <table:table-cell table:style-name="ce32" table:number-columns-repeated="2"/>
          <table:table-cell/>
        </table:table-row>
        <table:table-row table:style-name="ro4">
          <table:table-cell/>
          <table:covered-table-cell table:style-name="ce6"/>
          <table:table-cell table:style-name="ce14" office:value-type="string" table:number-columns-spanned="2" table:number-rows-spanned="1">
            <text:p>3.Add Updates of Products</text:p>
          </table:table-cell>
          <table:covered-table-cell table:style-name="ce21"/>
          <table:table-cell table:style-name="ce28"/>
          <table:table-cell table:style-name="ce33" table:number-columns-repeated="2"/>
          <table:table-cell/>
        </table:table-row>
        <table:table-row table:style-name="ro1">
          <table:table-cell/>
          <table:covered-table-cell table:style-name="Excel_20_Built-in_20_Normal"/>
          <table:table-cell table:style-name="ce14" table:number-columns-spanned="2" table:number-rows-spanned="1"/>
          <table:covered-table-cell table:style-name="Excel_20_Built-in_20_Normal"/>
          <table:table-cell table:style-name="Excel_20_Built-in_20_Normal" table:number-columns-repeated="3"/>
          <table:table-cell/>
        </table:table-row>
        <table:table-row table:style-name="ro10">
          <table:table-cell table:style-name="ce1" office:value-type="string">
            <text:p>SERIAL NO.</text:p>
          </table:table-cell>
          <table:table-cell table:style-name="ce7" office:value-type="string">
            <text:p/>
            <text:p>TEST CASE ID</text:p>
          </table:table-cell>
          <table:table-cell table:style-name="ce15" office:value-type="string">
            <text:p/>
            <text:p>TEST CASE DESCRIPTION</text:p>
          </table:table-cell>
          <table:table-cell table:style-name="ce7" office:value-type="string">
            <text:p/>
            <text:p>PRE-CONDITION</text:p>
          </table:table-cell>
          <table:table-cell table:style-name="ce7" office:value-type="string">
            <text:p>TEST STEPS</text:p>
          </table:table-cell>
          <table:table-cell table:style-name="ce15" office:value-type="string">
            <text:p/>
            <text:p>TEST DATA</text:p>
          </table:table-cell>
          <table:table-cell table:style-name="ce7" office:value-type="string">
            <text:p>EXPECTED RESULT</text:p>
          </table:table-cell>
          <table:table-cell table:style-name="ce1"/>
        </table:table-row>
        <table:table-row table:style-name="ro12">
          <table:table-cell table:style-name="ce2" office:value-type="float" office:value="1">
            <text:p>1</text:p>
          </table:table-cell>
          <table:table-cell office:value-type="string">
            <text:p>TC_01</text:p>
          </table:table-cell>
          <table:table-cell office:value-type="string">
            <text:p>Test if products are displayed category-wise.</text:p>
          </table:table-cell>
          <table:table-cell office:value-type="string">
            <text:p>User must have followed atleast 3 products from the Product list of a Category.</text:p>
          </table:table-cell>
          <table:table-cell office:value-type="string">
            <text:p>1.Enter the website url. <text:s text:c="36"/>2.Enter the valid login credentials. <text:s text:c="14"/>3.Click the login button. <text:s text:c="31"/>4.Select 3 products from the Product List of <text:s/>a Category. <text:s text:c="56"/>5.Select a Category.</text:p>
          </table:table-cell>
          <table:table-cell table:style-name="ce35" office:value-type="string">
            <text:p><text:a xlink:href="http://www.justfollowapp.com/">www.justfollowapp.com</text:a><text:span text:style-name="T4"> <text:s text:c="9"/></text:span></text:p>
          </table:table-cell>
          <table:table-cell office:value-type="string">
            <text:p>It should allow the user to view all the Products available under a particular category which is being selected.</text:p>
          </table:table-cell>
          <table:table-cell table:style-name="ce44"/>
        </table:table-row>
        <table:table-row table:style-name="ro12">
          <table:table-cell table:style-name="ce2" office:value-type="float" office:value="2">
            <text:p>2</text:p>
          </table:table-cell>
          <table:table-cell office:value-type="string">
            <text:p>TC_02</text:p>
          </table:table-cell>
          <table:table-cell office:value-type="string">
            <text:p>Test if the updates of the products are available.</text:p>
          </table:table-cell>
          <table:table-cell office:value-type="string">
            <text:p>User must have followed atleast 3 products from the Product list of a Category.</text:p>
          </table:table-cell>
          <table:table-cell office:value-type="string">
            <text:p>1.Enter the website url. <text:s text:c="36"/>2.Enter the valid login credentials. <text:s text:c="14"/>3.Click the login button. <text:s text:c="35"/>4.Select 3 products from the Product List of a Category. <text:s text:c="40"/>4.Check the updates for the Products.</text:p>
          </table:table-cell>
          <table:table-cell table:style-name="ce35" office:value-type="string">
            <text:p><text:a xlink:href="http://www.justfollowapp.com/">www.justfollowapp.com</text:a></text:p>
          </table:table-cell>
          <table:table-cell office:value-type="string">
            <text:p>It should allow the user to see the updates for the products selected.</text:p>
          </table:table-cell>
          <table:table-cell/>
        </table:table-row>
        <table:table-row table:style-name="ro12">
          <table:table-cell table:style-name="ce2" office:value-type="float" office:value="3">
            <text:p>3</text:p>
          </table:table-cell>
          <table:table-cell office:value-type="string">
            <text:p>TC_03</text:p>
          </table:table-cell>
          <table:table-cell office:value-type="string">
            <text:p>Test if any new updates are available for the selected products.</text:p>
          </table:table-cell>
          <table:table-cell office:value-type="string">
            <text:p>User must have followed atleast 3 products from the Product list of a Category.</text:p>
          </table:table-cell>
          <table:table-cell office:value-type="string">
            <text:p>1.Enter the website url. <text:s text:c="36"/>2.Enter the valid login credentials. <text:s text:c="14"/>3.Click the login button. <text:s text:c="35"/>4.Select 3 products from the Product List of a Category. <text:s text:c="40"/>4.Check the updates for the Products.</text:p>
          </table:table-cell>
          <table:table-cell table:style-name="ce35" office:value-type="string">
            <text:p><text:a xlink:href="http://www.justfollowapp.com/">www.justfollowapp.com</text:a></text:p>
          </table:table-cell>
          <table:table-cell office:value-type="string">
            <text:p>It should allow the user to see all the new updates available for the selected products.</text:p>
          </table:table-cell>
          <table:table-cell/>
        </table:table-row>
        <table:table-row table:style-name="ro6">
          <table:table-cell table:style-name="ce2" office:value-type="float" office:value="4">
            <text:p>4</text:p>
          </table:table-cell>
          <table:table-cell office:value-type="string">
            <text:p>TC_04</text:p>
          </table:table-cell>
          <table:table-cell office:value-type="string">
            <text:p>Test if user has followed any new products.</text:p>
          </table:table-cell>
          <table:table-cell office:value-type="string">
            <text:p>User must have followed atleast 3 products from the Product list of a Category.</text:p>
          </table:table-cell>
          <table:table-cell office:value-type="string">
            <text:p>1.Enter the website url. <text:s text:c="36"/>2.Enter the valid login credentials. <text:s text:c="14"/>3.Click the login button. <text:s text:c="35"/>4.Select 3 products from the Product List of a Category. <text:s text:c="56"/>5.Select a new product from a category. <text:s text:c="30"/></text:p>
          </table:table-cell>
          <table:table-cell table:style-name="ce35" office:value-type="string">
            <text:p><text:a xlink:href="http://www.justfollowapp.com/">www.justfollowapp.com</text:a></text:p>
          </table:table-cell>
          <table:table-cell office:value-type="string">
            <text:p>It should allow the user to select any new product from any category.</text:p>
          </table:table-cell>
          <table:table-cell/>
        </table:table-row>
        <table:table-row table:style-name="ro12">
          <table:table-cell table:style-name="ce2" office:value-type="float" office:value="5">
            <text:p>5</text:p>
          </table:table-cell>
          <table:table-cell office:value-type="string">
            <text:p>TC_05</text:p>
          </table:table-cell>
          <table:table-cell office:value-type="string">
            <text:p>Test if any new Products is added to any category .</text:p>
          </table:table-cell>
          <table:table-cell office:value-type="string">
            <text:p>User must have followed atleast 3 products from the Product list of a Category.</text:p>
          </table:table-cell>
          <table:table-cell office:value-type="string">
            <text:p>1.Enter the website url. <text:s text:c="36"/>2.Enter the valid login credentials. <text:s text:c="14"/>3.Click the login button. <text:s text:c="35"/>4.Select 3 products from the Product List of a Category. <text:s text:c="56"/>5.Select a Category. <text:s text:c="27"/></text:p>
          </table:table-cell>
          <table:table-cell table:style-name="ce35" office:value-type="string">
            <text:p><text:a xlink:href="http://www.justfollowapp.com/">www.justfollowapp.com</text:a></text:p>
          </table:table-cell>
          <table:table-cell office:value-type="string">
            <text:p>It should display all the new products added to the category in addition to the existing products.</text:p>
          </table:table-cell>
          <table:table-cell/>
        </table:table-row>
        <table:table-row table:style-name="ro6">
          <table:table-cell table:style-name="ce2" office:value-type="float" office:value="6">
            <text:p>6</text:p>
          </table:table-cell>
          <table:table-cell office:value-type="string">
            <text:p>TC_06</text:p>
          </table:table-cell>
          <table:table-cell office:value-type="string">
            <text:p>Test if user has unfollowed any Product.</text:p>
          </table:table-cell>
          <table:table-cell office:value-type="string">
            <text:p>User must have followed atleast 3 products from the Product list of a Category.</text:p>
          </table:table-cell>
          <table:table-cell office:value-type="string">
            <text:p>1.Enter the website url. <text:s text:c="36"/>2.Enter the valid login credentials. <text:s text:c="14"/>3.Click the login button. <text:s text:c="35"/>4.Select <text:s/>products(minimum 3) from the Product List of a Category. <text:s text:c="31"/>5.Select <text:s/>product from a category and unfollow it. <text:s text:c="30"/></text:p>
          </table:table-cell>
          <table:table-cell table:style-name="ce35" office:value-type="string">
            <text:p><text:a xlink:href="http://www.justfollowapp.com/">www.justfollowapp.com</text:a></text:p>
          </table:table-cell>
          <table:table-cell office:value-type="string">
            <text:p>It should allow the user to unfollow a product which was being followed.</text:p>
          </table:table-cell>
          <table:table-cell/>
        </table:table-row>
        <table:table-row table:style-name="ro12">
          <table:table-cell table:style-name="ce2" office:value-type="float" office:value="7">
            <text:p>7</text:p>
          </table:table-cell>
          <table:table-cell office:value-type="string">
            <text:p>TC_07</text:p>
          </table:table-cell>
          <table:table-cell office:value-type="string">
            <text:p>Test if any new Category is added or not.</text:p>
          </table:table-cell>
          <table:table-cell office:value-type="string">
            <text:p>User must have followed atleast 3 products from the Product list of a Category.</text:p>
          </table:table-cell>
          <table:table-cell office:value-type="string">
            <text:p>1.Enter the website url. <text:s text:c="36"/>2.Enter the valid login credentials. <text:s text:c="14"/>3.Click the login button. <text:s text:c="35"/>4.Select 3 products from the Product List of a Category. <text:s text:c="87"/></text:p>
          </table:table-cell>
          <table:table-cell table:style-name="ce35" office:value-type="string">
            <text:p><text:a xlink:href="http://www.justfollowapp.com/">www.justfollowapp.com</text:a></text:p>
          </table:table-cell>
          <table:table-cell office:value-type="string">
            <text:p>It should display all the categories newly added.</text:p>
          </table:table-cell>
          <table:table-cell/>
        </table:table-row>
        <table:table-row table:style-name="ro9" table:number-rows-repeated="3">
          <table:table-cell table:style-name="Default" table:number-columns-repeated="8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/>
          <table:table-cell table:style-name="ce3" office:value-type="string">
            <text:p>PROJECT:</text:p>
          </table:table-cell>
          <table:table-cell table:style-name="ce9" office:value-type="string" table:number-columns-spanned="2" table:number-rows-spanned="1">
            <text:p>JUST FOLLOW APP</text:p>
          </table:table-cell>
          <table:covered-table-cell table:style-name="ce9"/>
          <table:table-cell table:style-name="ce23" table:number-columns-repeated="2"/>
          <table:table-cell table:style-name="ce41"/>
          <table:table-cell/>
        </table:table-row>
        <table:table-row table:style-name="ro1">
          <table:table-cell/>
          <table:table-cell table:style-name="ce3" office:value-type="string" table:number-columns-spanned="1" table:number-rows-spanned="2">
            <text:p>Main Module</text:p>
          </table:table-cell>
          <table:table-cell table:style-name="ce10" office:value-type="string" table:number-columns-spanned="2" table:number-rows-spanned="2">
            <text:p>Admin Panel</text:p>
          </table:table-cell>
          <table:covered-table-cell table:style-name="ce17"/>
          <table:table-cell table:style-name="ce24" office:value-type="string">
            <text:p>EXECUTION</text:p>
          </table:table-cell>
          <table:table-cell table:style-name="ce30" office:value-type="string">
            <text:p>ENVIRONMENTAL NEEDS</text:p>
          </table:table-cell>
          <table:table-cell table:style-name="ce42" office:value-type="string">
            <text:p>PRE-REQUISITE</text:p>
          </table:table-cell>
          <table:table-cell/>
        </table:table-row>
        <table:table-row table:style-name="ro3">
          <table:table-cell/>
          <table:covered-table-cell table:style-name="ce4"/>
          <table:covered-table-cell table:style-name="ce11"/>
          <table:covered-table-cell table:style-name="ce18"/>
          <table:table-cell table:style-name="ce25" office:value-type="string">
            <text:p>Designed By : Madhurima Das</text:p>
          </table:table-cell>
          <table:table-cell table:style-name="ce31" office:value-type="string">
            <text:p>h/w:computer system(Mouse/Keyboard)</text:p>
          </table:table-cell>
          <table:table-cell table:style-name="ce43" office:value-type="string">
            <text:p>Access to browser </text:p>
          </table:table-cell>
          <table:table-cell/>
        </table:table-row>
        <table:table-row table:style-name="ro4">
          <table:table-cell/>
          <table:table-cell table:style-name="ce5"/>
          <table:table-cell table:style-name="ce12" office:value-type="string" table:number-columns-spanned="2" table:number-rows-spanned="1">
            <text:p>1.Administrator</text:p>
          </table:table-cell>
          <table:covered-table-cell table:style-name="ce19"/>
          <table:table-cell table:style-name="ce26" office:value-type="string">
            <text:p>Tested By:</text:p>
          </table:table-cell>
          <table:table-cell table:style-name="ce32" table:number-columns-repeated="2"/>
          <table:table-cell/>
        </table:table-row>
        <table:table-row table:style-name="ro4">
          <table:table-cell/>
          <table:table-cell table:style-name="ce6" office:value-type="string" table:number-columns-spanned="1" table:number-rows-spanned="3">
            <text:p>Sub Module</text:p>
          </table:table-cell>
          <table:table-cell table:style-name="ce13" office:value-type="string" table:number-columns-spanned="2" table:number-rows-spanned="1">
            <text:p>2.Product Owner</text:p>
          </table:table-cell>
          <table:covered-table-cell table:style-name="ce20"/>
          <table:table-cell table:style-name="ce27" office:value-type="string">
            <text:p>Reviewed By:</text:p>
          </table:table-cell>
          <table:table-cell table:style-name="ce32" table:number-columns-repeated="2"/>
          <table:table-cell/>
        </table:table-row>
        <table:table-row table:style-name="ro4">
          <table:table-cell/>
          <table:covered-table-cell table:style-name="ce6"/>
          <table:table-cell table:style-name="ce14" office:value-type="string" table:number-columns-spanned="2" table:number-rows-spanned="1">
            <text:p>3.User</text:p>
          </table:table-cell>
          <table:covered-table-cell table:style-name="ce21"/>
          <table:table-cell table:style-name="ce28"/>
          <table:table-cell table:style-name="ce33" table:number-columns-repeated="2"/>
          <table:table-cell/>
        </table:table-row>
        <table:table-row table:style-name="ro1">
          <table:table-cell/>
          <table:covered-table-cell table:style-name="Excel_20_Built-in_20_Normal"/>
          <table:table-cell table:style-name="ce14" table:number-columns-spanned="2" table:number-rows-spanned="1"/>
          <table:covered-table-cell table:style-name="Excel_20_Built-in_20_Normal"/>
          <table:table-cell table:style-name="Excel_20_Built-in_20_Normal" table:number-columns-repeated="3"/>
          <table:table-cell/>
        </table:table-row>
        <table:table-row table:style-name="ro10">
          <table:table-cell table:style-name="ce1" office:value-type="string">
            <text:p>SERIAL NO.</text:p>
          </table:table-cell>
          <table:table-cell table:style-name="ce7" office:value-type="string">
            <text:p/>
            <text:p>TEST CASE ID</text:p>
          </table:table-cell>
          <table:table-cell table:style-name="ce15" office:value-type="string">
            <text:p/>
            <text:p>TEST CASE DESCRIPTION</text:p>
          </table:table-cell>
          <table:table-cell table:style-name="ce7" office:value-type="string">
            <text:p/>
            <text:p>PRE-CONDITION</text:p>
          </table:table-cell>
          <table:table-cell table:style-name="ce7" office:value-type="string">
            <text:p>TEST STEPS</text:p>
          </table:table-cell>
          <table:table-cell table:style-name="ce15" office:value-type="string">
            <text:p/>
            <text:p>TEST DATA</text:p>
          </table:table-cell>
          <table:table-cell table:style-name="ce7" office:value-type="string">
            <text:p>EXPECTED RESULT</text:p>
          </table:table-cell>
          <table:table-cell table:style-name="ce1"/>
        </table:table-row>
        <table:table-row table:style-name="ro1">
          <table:table-cell table:style-name="ce2"/>
          <table:table-cell table:number-columns-repeated="4"/>
          <table:table-cell table:style-name="ce37"/>
          <table:table-cell/>
          <table:table-cell table:style-name="ce44"/>
        </table:table-row>
        <table:table-row table:style-name="ro7">
          <table:table-cell table:style-name="ce2" office:value-type="float" office:value="1">
            <text:p>1</text:p>
          </table:table-cell>
          <table:table-cell office:value-type="string">
            <text:p>TC_01</text:p>
          </table:table-cell>
          <table:table-cell office:value-type="string">
            <text:p>Test if admin is able to check the profiles of all the Product owners.</text:p>
          </table:table-cell>
          <table:table-cell office:value-type="string" table:number-columns-spanned="1" table:number-rows-spanned="6">
            <text:p>The admin has default login credentials and he has exclusive rights to access the App. Admin must be logged in succesfully.</text:p>
          </table:table-cell>
          <table:table-cell office:value-type="string">
            <text:p>Select the Profile of the Product Owners to see the details.</text:p>
          </table:table-cell>
          <table:table-cell table:style-name="ce38" office:value-type="string">
            <text:p>Profiles of the Product Owners.</text:p>
          </table:table-cell>
          <table:table-cell office:value-type="string">
            <text:p>The admin should be able to view the details of the Product owner whose profile is being selected.</text:p>
          </table:table-cell>
          <table:table-cell/>
        </table:table-row>
        <table:table-row table:style-name="ro7">
          <table:table-cell table:style-name="ce2" office:value-type="float" office:value="2">
            <text:p>2</text:p>
          </table:table-cell>
          <table:table-cell office:value-type="string">
            <text:p>TC_02</text:p>
          </table:table-cell>
          <table:table-cell office:value-type="string">
            <text:p>Test if the admin is able to know the details of the categories decided.</text:p>
          </table:table-cell>
          <table:covered-table-cell/>
          <table:table-cell office:value-type="string">
            <text:p>Select the categories.</text:p>
          </table:table-cell>
          <table:table-cell table:style-name="ce39" office:value-type="string">
            <text:p>Categories of the Products.</text:p>
          </table:table-cell>
          <table:table-cell office:value-type="string">
            <text:p>The admin should be able to see all the categories provided by the Product Owners.</text:p>
          </table:table-cell>
          <table:table-cell/>
        </table:table-row>
        <table:table-row table:style-name="ro7">
          <table:table-cell table:style-name="ce2" office:value-type="float" office:value="3">
            <text:p>3</text:p>
          </table:table-cell>
          <table:table-cell office:value-type="string">
            <text:p>TC_03</text:p>
          </table:table-cell>
          <table:table-cell office:value-type="string">
            <text:p>Test if admin is able to know the details of all the products.</text:p>
          </table:table-cell>
          <table:covered-table-cell/>
          <table:table-cell office:value-type="string">
            <text:p>Select the Products.</text:p>
          </table:table-cell>
          <table:table-cell table:style-name="ce40" office:value-type="string">
            <text:p>Details about the Products.</text:p>
          </table:table-cell>
          <table:table-cell office:value-type="string">
            <text:p>The admin should be able to see all the products available.</text:p>
          </table:table-cell>
          <table:table-cell/>
        </table:table-row>
        <table:table-row table:style-name="ro8">
          <table:table-cell table:style-name="ce2" office:value-type="float" office:value="4">
            <text:p>4</text:p>
          </table:table-cell>
          <table:table-cell office:value-type="string">
            <text:p>TC_04</text:p>
          </table:table-cell>
          <table:table-cell office:value-type="string">
            <text:p>Test if Product Owner is able to add new products in respective categories or not.</text:p>
          </table:table-cell>
          <table:covered-table-cell/>
          <table:table-cell office:value-type="string">
            <text:p>Check the list of Products.</text:p>
          </table:table-cell>
          <table:table-cell table:style-name="ce40" office:value-type="string">
            <text:p>Product List.</text:p>
          </table:table-cell>
          <table:table-cell office:value-type="string">
            <text:p>If any products are added these must be displayed in the Product Page.</text:p>
          </table:table-cell>
          <table:table-cell/>
        </table:table-row>
        <table:table-row table:style-name="ro8">
          <table:table-cell table:style-name="ce2" office:value-type="float" office:value="5">
            <text:p>5</text:p>
          </table:table-cell>
          <table:table-cell office:value-type="string">
            <text:p>TC_05</text:p>
          </table:table-cell>
          <table:table-cell office:value-type="string">
            <text:p>Test if the Product Owner is able to upload the updates for the Products.</text:p>
          </table:table-cell>
          <table:covered-table-cell/>
          <table:table-cell office:value-type="string">
            <text:p>Check for the updates of Products.</text:p>
          </table:table-cell>
          <table:table-cell table:style-name="ce40" office:value-type="string">
            <text:p>Updates made for Products.</text:p>
          </table:table-cell>
          <table:table-cell office:value-type="string">
            <text:p>If any updates are made in any products of a category then these updates must be displayed in the Home Page.</text:p>
          </table:table-cell>
          <table:table-cell/>
        </table:table-row>
        <table:table-row table:style-name="ro8">
          <table:table-cell table:style-name="ce2" office:value-type="float" office:value="6">
            <text:p>6</text:p>
          </table:table-cell>
          <table:table-cell office:value-type="string">
            <text:p>TC_06</text:p>
          </table:table-cell>
          <table:table-cell office:value-type="string">
            <text:p>Test if the user is able to update the list of his followed products.</text:p>
          </table:table-cell>
          <table:covered-table-cell/>
          <table:table-cell office:value-type="string">
            <text:p>Check the list of followed Products.</text:p>
          </table:table-cell>
          <table:table-cell table:style-name="ce39" office:value-type="string">
            <text:p>Check the Home Page.</text:p>
          </table:table-cell>
          <table:table-cell office:value-type="string">
            <text:p>A proper message saying the status of the product that is followed or unfollwed must be present below every Product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2/16/2017</text:date>, <text:time>02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hurima Das</meta:initial-creator>
    <meta:creation-date>2017-02-15T20:34:23.25</meta:creation-date>
    <dc:date>2017-02-16T02:35:07.88</dc:date>
    <dc:creator>Madhurima Das</dc:creator>
    <meta:editing-duration>PT4H20M19S</meta:editing-duration>
    <meta:editing-cycles>5</meta:editing-cycles>
    <meta:generator>OpenOffice/4.1.2$Win32 OpenOffice.org_project/412m3$Build-9782</meta:generator>
    <meta:document-statistic meta:table-count="3" meta:cell-count="241" meta:object-count="0"/>
  </office:meta>
</office:document-meta>
</file>